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6.551cm"/>
    </style:style>
    <style:style style:name="co3" style:family="table-column">
      <style:table-column-properties fo:break-before="auto" style:column-width="6.832cm"/>
    </style:style>
    <style:style style:name="co4" style:family="table-column">
      <style:table-column-properties fo:break-before="auto" style:column-width="8.848cm"/>
    </style:style>
    <style:style style:name="co5" style:family="table-column">
      <style:table-column-properties fo:break-before="auto" style:column-width="4.62cm"/>
    </style:style>
    <style:style style:name="co6" style:family="table-column">
      <style:table-column-properties fo:break-before="auto" style:column-width="1.6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ta4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93cddd"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css3t:text-justify="auto" style:vertical-align="top"/>
      <style:paragraph-properties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93cddd"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css3t:text-justify="auto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4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Test classe Squadra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5"/>
          <table:table-cell table:style-name="ce1" office:value-type="string">
            <text:p>Precondizioni</text:p>
          </table:table-cell>
          <table:table-cell table:style-name="ce1" office:value-type="string">
            <text:p>Descrizione</text:p>
          </table:table-cell>
          <table:table-cell table:style-name="ce1" office:value-type="string">
            <text:p>Azioni</text:p>
          </table:table-cell>
          <table:table-cell table:style-name="ce4" office:value-type="string">
            <text:p>Risultati attesi</text:p>
          </table:table-cell>
          <table:table-cell table:style-name="ce4" office:value-type="string">
            <text:p>Esito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con nessun cestista inserito</text:p>
          </table:table-cell>
          <table:table-cell table:style-name="ce2" office:value-type="string">
            <text:p>Visualizzazione del numero di cestisti presenti</text:p>
          </table:table-cell>
          <table:table-cell table:style-name="ce2" office:value-type="string">
            <text:p>Invoco s1.getNCestistiPresenti()</text:p>
          </table:table-cell>
          <table:table-cell table:style-name="ce2" office:value-type="string">
            <text:p>nCestistiPresenti=0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con un cestista inserito</text:p>
          </table:table-cell>
          <table:table-cell table:style-name="ce2" office:value-type="string">
            <text:p>Visualizzazione del numero di cestisti presenti</text:p>
          </table:table-cell>
          <table:table-cell table:style-name="ce2" office:value-type="string">
            <text:p>Aggiungo un cestista alla squadra e invoco s1.getNCestistiPresenti()</text:p>
          </table:table-cell>
          <table:table-cell table:style-name="ce2" office:value-type="string">
            <text:p>nCestistiPresenti=1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con 15 cestisti inseriti (numero massimo)</text:p>
          </table:table-cell>
          <table:table-cell table:style-name="ce2" office:value-type="string">
            <text:p>Visualizzazione del numero di cestisti presenti</text:p>
          </table:table-cell>
          <table:table-cell table:style-name="ce2" office:value-type="string">
            <text:p>Aggiungo 15 cestisti alla squadra e invoco s1.getNCestistiPresenti()</text:p>
          </table:table-cell>
          <table:table-cell table:style-name="ce2" office:value-type="string">
            <text:p>nCestistiPresenti=15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con attributi validi</text:p>
          </table:table-cell>
          <table:table-cell table:style-name="ce2" office:value-type="string">
            <text:p>Visualizzazione del numero massimo di cestisti inseribili nella squadra</text:p>
          </table:table-cell>
          <table:table-cell table:style-name="ce2" office:value-type="string">
            <text:p>Invoco s1.getNUM_MAX_CESTISTI()</text:p>
          </table:table-cell>
          <table:table-cell table:style-name="ce2" office:value-type="string">
            <text:p>NUM_MAX_CESTISTI=15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>
            <text:p>Squadra con attributi validi</text:p>
          </table:table-cell>
          <table:table-cell table:style-name="ce2" office:value-type="string">
            <text:p>Visualizzaizone id della squadra</text:p>
          </table:table-cell>
          <table:table-cell table:style-name="ce2" office:value-type="string">
            <text:p>Invoco s1.getIDSquadra()</text:p>
          </table:table-cell>
          <table:table-cell table:style-name="ce2" office:value-type="string">
            <text:p>idSquadra=1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Due squadre con attributi validi</text:p>
          </table:table-cell>
          <table:table-cell table:style-name="ce2" office:value-type="string">
            <text:p>Visualizzaizone id della seocnda squadra inserita</text:p>
          </table:table-cell>
          <table:table-cell table:style-name="ce2" office:value-type="string">
            <text:p>Invoco s2.getIDSquadra()</text:p>
          </table:table-cell>
          <table:table-cell table:style-name="ce2" office:value-type="string">
            <text:p>idSquadra=2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con attributi validi</text:p>
          </table:table-cell>
          <table:table-cell table:style-name="ce2" office:value-type="string">
            <text:p>Modifica del punteggio con punteggio positivo e successiva visualizzazione</text:p>
          </table:table-cell>
          <table:table-cell table:style-name="ce2" office:value-type="string">
            <text:p>Invoco s1.setPunti(25) e invoco s1.getPunti()</text:p>
          </table:table-cell>
          <table:table-cell table:style-name="ce2" office:value-type="string">
            <text:p>punti=25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con attributi validi</text:p>
          </table:table-cell>
          <table:table-cell table:style-name="ce2" office:value-type="string">
            <text:p>Modifica del punteggio con punteggio negativo e successiva visualizzazione</text:p>
          </table:table-cell>
          <table:table-cell table:style-name="ce2" office:value-type="string">
            <text:p>Invoco s1.setPunti(-4) e invoco s1.getPunti()</text:p>
          </table:table-cell>
          <table:table-cell table:style-name="ce2" office:value-type="string">
            <text:p>punti=0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con attributi validi</text:p>
          </table:table-cell>
          <table:table-cell table:style-name="ce2" office:value-type="string">
            <text:p>Modifica del punteggio con punteggio zero e successiva visualizzazione</text:p>
          </table:table-cell>
          <table:table-cell table:style-name="ce2" office:value-type="string">
            <text:p>Invoco s1.setPunti(0) e invoco s1.getPunti()</text:p>
          </table:table-cell>
          <table:table-cell table:style-name="ce2" office:value-type="string">
            <text:p>punti=0</text:p>
          </table:table-cell>
          <table:table-cell table:style-name="ce2" office:value-type="string">
            <text:p>OK</text:p>
          </table:table-cell>
          <table:table-cell table:style-name="ce3"/>
          <table:table-cell table:number-columns-repeated="1013"/>
        </table:table-row>
        <table:table-row table:style-name="ro4">
          <table:table-cell table:number-columns-repeated="5"/>
          <table:table-cell table:style-name="ce2" office:value-type="string">
            <text:p>Squadra con attributi validi</text:p>
          </table:table-cell>
          <table:table-cell table:style-name="ce2" office:value-type="string">
            <text:p>Modifica del nome e successiva visualizzazione</text:p>
          </table:table-cell>
          <table:table-cell table:style-name="ce2" office:value-type="string">
            <text:p>Invoco s1.setNomeSquadra("nuggets") e invoco s1.getNomeSquadra()</text:p>
          </table:table-cell>
          <table:table-cell table:style-name="ce2" office:value-type="string">
            <text:p>nome="nuggets"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>
            <text:p>Squadra vuota</text:p>
          </table:table-cell>
          <table:table-cell table:style-name="ce2" office:value-type="string">
            <text:p>Visualizzazione della squadra</text:p>
          </table:table-cell>
          <table:table-cell table:style-name="ce2" office:value-type="string">
            <text:p>Invoco s3.toString()</text:p>
          </table:table-cell>
          <table:table-cell table:style-name="ce2" office:value-type="string">
            <text:p>3;lakers;10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con un cestista inserito</text:p>
          </table:table-cell>
          <table:table-cell table:style-name="ce2" office:value-type="string">
            <text:p>Visalizzazione della squadra e del cestista inserito</text:p>
          </table:table-cell>
          <table:table-cell table:style-name="ce2" office:value-type="string">
            <text:p>Inserisco un cestista nella squadra e invovo s3.toString()</text:p>
          </table:table-cell>
          <table:table-cell table:style-name="ce2" office:value-type="string">
            <text:p>3;lakers;10 + toString del cestista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con 15 cestisti inseriti (numero massimo)</text:p>
          </table:table-cell>
          <table:table-cell table:style-name="ce2" office:value-type="string">
            <text:p>Visualizzazione della squadra e di tuti i cestisti inseriti</text:p>
          </table:table-cell>
          <table:table-cell table:style-name="ce2" office:value-type="string">
            <text:p>Inserisco 15 cestisti nella squadra e invoco s3.toString()</text:p>
          </table:table-cell>
          <table:table-cell table:style-name="ce2" office:value-type="string">
            <text:p>3;lakers;10 + toString dei 15 cestisti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vuota</text:p>
          </table:table-cell>
          <table:table-cell table:style-name="ce2" office:value-type="string">
            <text:p>Inserimento di un cestista</text:p>
          </table:table-cell>
          <table:table-cell table:style-name="ce2" office:value-type="string">
            <text:p>Invoco s1.setCestista( c) e successivamente attuale=s1.getCestista(1)</text:p>
          </table:table-cell>
          <table:table-cell table:style-name="ce2" office:value-type="string">
            <text:p>attuale=c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con un cestista inserito</text:p>
          </table:table-cell>
          <table:table-cell table:style-name="ce2" office:value-type="string">
            <text:p>Inserimento di un cestista con un cestista già presente</text:p>
          </table:table-cell>
          <table:table-cell table:style-name="ce2" office:value-type="string">
            <text:p>Invoco s1.setCestista(c1), s1.setCestista(c2) e successivamente attuale=s1.getCestista(2)</text:p>
          </table:table-cell>
          <table:table-cell table:style-name="ce2" office:value-type="string">
            <text:p>attuale=c2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con 15 cestisti inseriti (numero massimo)</text:p>
          </table:table-cell>
          <table:table-cell table:style-name="ce2" office:value-type="string">
            <text:p>Inserimento di un cestista con 15 cestisti già presenti</text:p>
          </table:table-cell>
          <table:table-cell table:style-name="ce2" office:value-type="string">
            <text:p>Inserisco 15 cestisti nella squadra e invoco attuale=s1.setCestista(c1)</text:p>
          </table:table-cell>
          <table:table-cell table:style-name="ce2" office:value-type="string">
            <text:p>EccezioneRosaCompleta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vuota</text:p>
          </table:table-cell>
          <table:table-cell table:style-name="ce2" office:value-type="string">
            <text:p>Visualizzazione di un cestista con squadra vuota</text:p>
          </table:table-cell>
          <table:table-cell table:style-name="ce2" office:value-type="string">
            <text:p>Invoco s1.getCestista(1)</text:p>
          </table:table-cell>
          <table:table-cell table:style-name="ce2" office:value-type="string">
            <text:p>EccezioneIDNonPresente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contenente un cestista</text:p>
          </table:table-cell>
          <table:table-cell table:style-name="ce2" office:value-type="string">
            <text:p>Visualizzazione di un cestista</text:p>
          </table:table-cell>
          <table:table-cell table:style-name="ce2" office:value-type="string">
            <text:p>invoco s1.setCestista(c1) e successivamente attuale=s1.getCestista(1)</text:p>
          </table:table-cell>
          <table:table-cell table:style-name="ce2" office:value-type="string">
            <text:p>attuale=c1</text:p>
          </table:table-cell>
          <table:table-cell table:style-name="ce2"/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piena</text:p>
          </table:table-cell>
          <table:table-cell table:style-name="ce2" office:value-type="string">
            <text:p>Visualizzazione di un cestista con squadra piena</text:p>
          </table:table-cell>
          <table:table-cell table:style-name="ce2" office:value-type="string">
            <text:p>Inserisco 15 cestisti e successivamente attuale=s1.getCestista(15)</text:p>
          </table:table-cell>
          <table:table-cell table:style-name="ce2" office:value-type="string">
            <text:p>attuale=cestista con id 15 e giorno di nascita 16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contenente un cestista</text:p>
          </table:table-cell>
          <table:table-cell table:style-name="ce2" office:value-type="string">
            <text:p>Visualizzazione di un cestista con ID non presente</text:p>
          </table:table-cell>
          <table:table-cell table:style-name="ce2" office:value-type="string">
            <text:p>Inserisco un cestista e successivamente invoco s1.getCestista(6)</text:p>
          </table:table-cell>
          <table:table-cell table:style-name="ce2" office:value-type="string">
            <text:p>EccezioneIDNonPresente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vuota</text:p>
          </table:table-cell>
          <table:table-cell table:style-name="ce2" office:value-type="string">
            <text:p>Rimozione di un cestista con squadra vuota</text:p>
          </table:table-cell>
          <table:table-cell table:style-name="ce2" office:value-type="string">
            <text:p>Invoco s1.rimuoviCestista(1)</text:p>
          </table:table-cell>
          <table:table-cell table:style-name="ce2" office:value-type="string">
            <text:p>EccezioneIDNonPresente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contenente un cestista</text:p>
          </table:table-cell>
          <table:table-cell table:style-name="ce2" office:value-type="string">
            <text:p>Rimozione di un cestista con squadra contenente un solo cestista</text:p>
          </table:table-cell>
          <table:table-cell table:style-name="ce2" office:value-type="string">
            <text:p>invoco s1.setCestista(c1) e successivamente attuale=s1.rimuoviCestista(1)</text:p>
          </table:table-cell>
          <table:table-cell table:style-name="ce2" office:value-type="string">
            <text:p>attuale=null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Squadra piena</text:p>
          </table:table-cell>
          <table:table-cell table:style-name="ce2" office:value-type="string">
            <text:p>Rimozione di un cestista con squadra piena</text:p>
          </table:table-cell>
          <table:table-cell table:style-name="ce2" office:value-type="string">
            <text:p>Inserisco 15 cestisti e successivamente attuale=s1.rimuoviCestista(10)</text:p>
          </table:table-cell>
          <table:table-cell table:style-name="ce2" office:value-type="string">
            <text:p>attuale=null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/>
          <table:table-cell table:style-name="ce2" office:value-type="string">
            <text:p>Ordinamento di una squadra in base a altezza crescente con altezze disordinate</text:p>
          </table:table-cell>
          <table:table-cell table:style-name="ce2" office:value-type="string">
            <text:p>Inserisco 3 cestisti e invoco s5.ordinaAltezzaCrescente()</text:p>
          </table:table-cell>
          <table:table-cell table:style-name="ce2" office:value-type="string">
            <text:p>vettore con cestisti ordinati correttamente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2"/>
          <table:table-cell table:style-name="ce2" office:value-type="string">
            <text:p>Ordinamento di una squadra in base a altezza crescente con altezze già ordinate</text:p>
          </table:table-cell>
          <table:table-cell table:style-name="ce2" office:value-type="string">
            <text:p>Inserisco 3 cestisti e invoco s5.ordinaAltezzaCrescente()</text:p>
          </table:table-cell>
          <table:table-cell table:style-name="ce2" office:value-type="string">
            <text:p>vettore uguale alla squadra iniziale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/>
          <table:table-cell table:style-name="ce2" office:value-type="string">
            <text:p>Ordinamento di una squadra in base a altezza crescente con altezze disordinate</text:p>
          </table:table-cell>
          <table:table-cell table:style-name="ce2" office:value-type="string">
            <text:p>Inserisco 3 cestisti e invoco s5.ordinaAltezzaCrescente()</text:p>
          </table:table-cell>
          <table:table-cell table:style-name="ce2" office:value-type="string">
            <text:p>vettore opposto alla squadra iniziale</text:p>
          </table:table-cell>
          <table:table-cell table:style-name="ce2" office:value-type="string">
            <text:p>OK</text:p>
          </table:table-cell>
          <table:table-cell table:number-columns-repeated="1014"/>
        </table:table-row>
        <table:table-row table:style-name="ro2" table:number-rows-repeated="3">
          <table:table-cell table:number-columns-repeated="5"/>
          <table:table-cell table:style-name="ce2" table:number-columns-repeated="5"/>
          <table:table-cell table:number-columns-repeated="1014"/>
        </table:table-row>
        <table:table-row table:style-name="ro2">
          <table:table-cell table:number-columns-repeated="5"/>
          <table:table-cell table:style-name="ce3"/>
          <table:table-cell table:number-columns-repeated="101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3">
      <number:minutes number:style="long"/>
      <number:text>.</number:text>
      <number:seconds number:style="long"/>
    </number:time-style>
    <number:time-style style:name="N10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5">
      <number:minutes number:style="long"/>
      <number:text>.</number:text>
      <number:seconds number:style="long" number:decimal-places="1"/>
    </number:time-style>
    <number:number-style style:name="N106">
      <number:scientific-number number:decimal-places="1" number:min-integer-digits="1" number:min-exponent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3P0" style:volatile="true" number:language="it" number:country="IT">
      <number:number number:decimal-places="0" number:min-integer-digits="1" number:grouping="true"/>
      <number:text> </number:text>
    </number:number-style>
    <number:number-style style:name="N8123P1" style:volatile="true" number:language="it" number:country="IT">
      <number:number number:decimal-places="0" number:min-integer-digits="1" number:grouping="true"/>
      <number:text> </number:text>
    </number:number-style>
    <number:number-style style:name="N8123P2" style:volatile="true" number:language="it" number:country="IT">
      <number:text>- </number:text>
    </number:number-style>
    <number:text-style style:name="N8123" number:language="it" number:country="IT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6P0" style:volatile="true" number:language="it" number:country="IT">
      <number:number number:decimal-places="2" number:min-integer-digits="1" number:grouping="true"/>
      <number:text> </number:text>
    </number:number-style>
    <number:number-style style:name="N8126P1" style:volatile="true" number:language="it" number:country="IT">
      <number:number number:decimal-places="2" number:min-integer-digits="1" number:grouping="true"/>
      <number:text> </number:text>
    </number:number-style>
    <number:number-style style:name="N8126P2" style:volatile="true" number:language="it" number:country="IT">
      <number:text>-</number:text>
      <number:number number:decimal-places="0" number:min-integer-digits="0"/>
      <number:text> </number:text>
    </number:number-style>
    <number:text-style style:name="N8126" number:language="it" number:country="IT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8">08/05/2024</text:date>, <text:time>16.54.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1" style:display-name="PageStyle_Foglio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rteni</meta:initial-creator>
    <meta:creation-date>2024-05-07T14:30:36</meta:creation-date>
    <dc:date>2024-05-08T16:54:05.51</dc:date>
    <meta:generator>OpenOffice/4.1.7$Win32 OpenOffice.org_project/417m1$Build-9800</meta:generator>
    <meta:editing-duration>PT2H21M58S</meta:editing-duration>
    <meta:editing-cycles>3</meta:editing-cycles>
    <dc:creator>Omar  Sorteni</dc:creator>
    <meta:document-statistic meta:table-count="3" meta:cell-count="1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